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1pt"/>
    </style:style>
    <style:style style:name="co2" style:family="table-column">
      <style:table-column-properties fo:break-before="auto" style:column-width="46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athCountRouting" table:style-name="ta1">
        <table:shapes>
          <draw:frame draw:z-index="0" draw:style-name="gr1" draw:text-style-name="P1" svg:width="453.46pt" svg:height="255.32pt" svg:x="471.46pt" svg:y="136.09pt">
            <draw:object draw:notify-on-update-of-ranges="pathCountRouting.A12:pathCountRouting.A12 pathCountRouting.B12:pathCountRouting.H12 pathCountRouting.A13:pathCountRouting.A13 pathCountRouting.B13:pathCountRouting.H13 pathCountRouting.A14:pathCountRouting.A14 pathCountRouting.B14:pathCountRouting.H14 pathCountRouting.A15:pathCountRouting.A15 pathCountRouting.B15:pathCountRouting.H15 pathCountRouting.A16:pathCountRouting.A16 pathCountRouting.B16:pathCountRouting.H16 pathCountRouting.A17:pathCountRouting.A17 pathCountRouting.B17:pathCountRouting.H17 pathCountRouting.A18:pathCountRouting.A18 pathCountRouting.B18:pathCountRouting.H18 pathCountRouting.A19:pathCountRouting.A19 pathCountRouting.B19:pathCountRouting.H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ayer 0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office:value-type="string" calcext:value-type="string">
            <text:p>Layer 5</text:p>
          </table:table-cell>
          <table:table-cell office:value-type="string" calcext:value-type="string">
            <text:p>Layer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formula="of:=SUM([.B2:.H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eration 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formula="of:=SUM([.B3:.H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teration 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formula="of:=SUM([.B4:.H4])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Iteration 3</text:p>
          </table:table-cell>
          <table:table-cell office:value-type="float" office:value="240" calcext:value-type="float">
            <text:p>240</text:p>
          </table:table-cell>
          <table:table-cell office:value-type="float" office:value="367" calcext:value-type="float">
            <text:p>367</text:p>
          </table:table-cell>
          <table:table-cell office:value-type="float" office:value="818" calcext:value-type="float">
            <text:p>818</text:p>
          </table:table-cell>
          <table:table-cell office:value-type="float" office:value="1272" calcext:value-type="float">
            <text:p>1272</text:p>
          </table:table-cell>
          <table:table-cell table:number-columns-repeated="4"/>
          <table:table-cell table:formula="of:=SUM([.B5:.H5])"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Iteration 4</text:p>
          </table:table-cell>
          <table:table-cell office:value-type="float" office:value="2253" calcext:value-type="float">
            <text:p>2253</text:p>
          </table:table-cell>
          <table:table-cell office:value-type="float" office:value="4858" calcext:value-type="float">
            <text:p>4858</text:p>
          </table:table-cell>
          <table:table-cell office:value-type="float" office:value="7750" calcext:value-type="float">
            <text:p>7750</text:p>
          </table:table-cell>
          <table:table-cell office:value-type="float" office:value="12364" calcext:value-type="float">
            <text:p>12364</text:p>
          </table:table-cell>
          <table:table-cell office:value-type="float" office:value="16224" calcext:value-type="float">
            <text:p>16224</text:p>
          </table:table-cell>
          <table:table-cell table:number-columns-repeated="3"/>
          <table:table-cell table:formula="of:=SUM([.B6:.H6])" office:value-type="float" office:value="43449" calcext:value-type="float">
            <text:p>43449</text:p>
          </table:table-cell>
        </table:table-row>
        <table:table-row table:style-name="ro1">
          <table:table-cell office:value-type="string" calcext:value-type="string">
            <text:p>Iteration 5</text:p>
          </table:table-cell>
          <table:table-cell office:value-type="float" office:value="27648" calcext:value-type="float">
            <text:p>27648</text:p>
          </table:table-cell>
          <table:table-cell office:value-type="float" office:value="46753" calcext:value-type="float">
            <text:p>46753</text:p>
          </table:table-cell>
          <table:table-cell office:value-type="float" office:value="131079" calcext:value-type="float">
            <text:p>131079</text:p>
          </table:table-cell>
          <table:table-cell office:value-type="float" office:value="150081" calcext:value-type="float">
            <text:p>150081</text:p>
          </table:table-cell>
          <table:table-cell office:value-type="float" office:value="175585" calcext:value-type="float">
            <text:p>175585</text:p>
          </table:table-cell>
          <table:table-cell office:value-type="float" office:value="227712" calcext:value-type="float">
            <text:p>227712</text:p>
          </table:table-cell>
          <table:table-cell table:number-columns-repeated="2"/>
          <table:table-cell table:formula="of:=SUM([.B7:.H7])" office:value-type="float" office:value="758858" calcext:value-type="float">
            <text:p>758858</text:p>
          </table:table-cell>
        </table:table-row>
        <table:table-row table:style-name="ro1">
          <table:table-cell office:value-type="string" calcext:value-type="string">
            <text:p>Iteration 6</text:p>
          </table:table-cell>
          <table:table-cell office:value-type="float" office:value="375966" calcext:value-type="float">
            <text:p>375966</text:p>
          </table:table-cell>
          <table:table-cell office:value-type="float" office:value="604469" calcext:value-type="float">
            <text:p>604469</text:p>
          </table:table-cell>
          <table:table-cell office:value-type="float" office:value="1929150" calcext:value-type="float">
            <text:p>1929150</text:p>
          </table:table-cell>
          <table:table-cell office:value-type="float" office:value="2344985" calcext:value-type="float">
            <text:p>2344985</text:p>
          </table:table-cell>
          <table:table-cell office:value-type="float" office:value="2410261" calcext:value-type="float">
            <text:p>2410261</text:p>
          </table:table-cell>
          <table:table-cell office:value-type="float" office:value="2619813" calcext:value-type="float">
            <text:p>2619813</text:p>
          </table:table-cell>
          <table:table-cell office:value-type="float" office:value="3393024" calcext:value-type="float">
            <text:p>3393024</text:p>
          </table:table-cell>
          <table:table-cell/>
          <table:table-cell table:formula="of:=SUM([.B8:.H8])" office:value-type="float" office:value="13677668" calcext:value-type="float">
            <text:p>1367766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Layer 0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office:value-type="string" calcext:value-type="string">
            <text:p>Layer 5</text:p>
          </table:table-cell>
          <table:table-cell office:value-type="string" calcext:value-type="string">
            <text:p>Layer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0</text:p>
          </table:table-cell>
          <table:table-cell table:formula="of:=[.B2]/[.$J2]" office:value-type="float" office:value="1" calcext:value-type="float">
            <text:p>1</text:p>
          </table:table-cell>
          <table:table-cell table:formula="of:=[.C2]/[.$J2]" office:value-type="float" office:value="0" calcext:value-type="float">
            <text:p>0</text:p>
          </table:table-cell>
          <table:table-cell table:formula="of:=[.D2]/[.$J2]" office:value-type="float" office:value="0" calcext:value-type="float">
            <text:p>0</text:p>
          </table:table-cell>
          <table:table-cell table:formula="of:=[.E2]/[.$J2]" office:value-type="float" office:value="0" calcext:value-type="float">
            <text:p>0</text:p>
          </table:table-cell>
          <table:table-cell table:formula="of:=[.F2]/[.$J2]" office:value-type="float" office:value="0" calcext:value-type="float">
            <text:p>0</text:p>
          </table:table-cell>
          <table:table-cell table:formula="of:=[.G2]/[.$J2]" office:value-type="float" office:value="0" calcext:value-type="float">
            <text:p>0</text:p>
          </table:table-cell>
          <table:table-cell table:formula="of:=[.H2]/[.$J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1</text:p>
          </table:table-cell>
          <table:table-cell table:formula="of:=[.B3]/[.$J3]" office:value-type="float" office:value="0.333333333333333" calcext:value-type="float">
            <text:p>0.3333333333</text:p>
          </table:table-cell>
          <table:table-cell table:formula="of:=[.C3]/[.$J3]" office:value-type="float" office:value="0.666666666666667" calcext:value-type="float">
            <text:p>0.6666666667</text:p>
          </table:table-cell>
          <table:table-cell table:formula="of:=[.D3]/[.$J3]" office:value-type="float" office:value="0" calcext:value-type="float">
            <text:p>0</text:p>
          </table:table-cell>
          <table:table-cell table:formula="of:=[.E3]/[.$J3]" office:value-type="float" office:value="0" calcext:value-type="float">
            <text:p>0</text:p>
          </table:table-cell>
          <table:table-cell table:formula="of:=[.F3]/[.$J3]" office:value-type="float" office:value="0" calcext:value-type="float">
            <text:p>0</text:p>
          </table:table-cell>
          <table:table-cell table:formula="of:=[.G3]/[.$J3]" office:value-type="float" office:value="0" calcext:value-type="float">
            <text:p>0</text:p>
          </table:table-cell>
          <table:table-cell table:formula="of:=[.H3]/[.$J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2</text:p>
          </table:table-cell>
          <table:table-cell table:formula="of:=[.B4]/[.$J4]" office:value-type="float" office:value="0.171875" calcext:value-type="float">
            <text:p>0.171875</text:p>
          </table:table-cell>
          <table:table-cell table:formula="of:=[.C4]/[.$J4]" office:value-type="float" office:value="0.234375" calcext:value-type="float">
            <text:p>0.234375</text:p>
          </table:table-cell>
          <table:table-cell table:formula="of:=[.D4]/[.$J4]" office:value-type="float" office:value="0.59375" calcext:value-type="float">
            <text:p>0.59375</text:p>
          </table:table-cell>
          <table:table-cell table:formula="of:=[.E4]/[.$J4]" office:value-type="float" office:value="0" calcext:value-type="float">
            <text:p>0</text:p>
          </table:table-cell>
          <table:table-cell table:formula="of:=[.F4]/[.$J4]" office:value-type="float" office:value="0" calcext:value-type="float">
            <text:p>0</text:p>
          </table:table-cell>
          <table:table-cell table:formula="of:=[.G4]/[.$J4]" office:value-type="float" office:value="0" calcext:value-type="float">
            <text:p>0</text:p>
          </table:table-cell>
          <table:table-cell table:formula="of:=[.H4]/[.$J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3</text:p>
          </table:table-cell>
          <table:table-cell table:formula="of:=[.B5]/[.$J5]" office:value-type="float" office:value="0.0889877641824249" calcext:value-type="float">
            <text:p>0.0889877642</text:p>
          </table:table-cell>
          <table:table-cell table:formula="of:=[.C5]/[.$J5]" office:value-type="float" office:value="0.136077122728958" calcext:value-type="float">
            <text:p>0.1360771227</text:p>
          </table:table-cell>
          <table:table-cell table:formula="of:=[.D5]/[.$J5]" office:value-type="float" office:value="0.303299962921765" calcext:value-type="float">
            <text:p>0.3032999629</text:p>
          </table:table-cell>
          <table:table-cell table:formula="of:=[.E5]/[.$J5]" office:value-type="float" office:value="0.471635150166852" calcext:value-type="float">
            <text:p>0.4716351502</text:p>
          </table:table-cell>
          <table:table-cell table:formula="of:=[.F5]/[.$J5]" office:value-type="float" office:value="0" calcext:value-type="float">
            <text:p>0</text:p>
          </table:table-cell>
          <table:table-cell table:formula="of:=[.G5]/[.$J5]" office:value-type="float" office:value="0" calcext:value-type="float">
            <text:p>0</text:p>
          </table:table-cell>
          <table:table-cell table:formula="of:=[.H5]/[.$J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4</text:p>
          </table:table-cell>
          <table:table-cell table:formula="of:=[.B6]/[.$J6]" office:value-type="float" office:value="0.051853897673134" calcext:value-type="float">
            <text:p>0.0518538977</text:p>
          </table:table-cell>
          <table:table-cell table:formula="of:=[.C6]/[.$J6]" office:value-type="float" office:value="0.111809247623651" calcext:value-type="float">
            <text:p>0.1118092476</text:p>
          </table:table-cell>
          <table:table-cell table:formula="of:=[.D6]/[.$J6]" office:value-type="float" office:value="0.178370043038965" calcext:value-type="float">
            <text:p>0.178370043</text:p>
          </table:table-cell>
          <table:table-cell table:formula="of:=[.E6]/[.$J6]" office:value-type="float" office:value="0.284563511243067" calcext:value-type="float">
            <text:p>0.2845635112</text:p>
          </table:table-cell>
          <table:table-cell table:formula="of:=[.F6]/[.$J6]" office:value-type="float" office:value="0.373403300421183" calcext:value-type="float">
            <text:p>0.3734033004</text:p>
          </table:table-cell>
          <table:table-cell table:formula="of:=[.G6]/[.$J6]" office:value-type="float" office:value="0" calcext:value-type="float">
            <text:p>0</text:p>
          </table:table-cell>
          <table:table-cell table:formula="of:=[.H6]/[.$J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5</text:p>
          </table:table-cell>
          <table:table-cell table:formula="of:=[.B7]/[.$J7]" office:value-type="float" office:value="0.0364336937872435" calcext:value-type="float">
            <text:p>0.0364336938</text:p>
          </table:table-cell>
          <table:table-cell table:formula="of:=[.C7]/[.$J7]" office:value-type="float" office:value="0.0616096819167749" calcext:value-type="float">
            <text:p>0.0616096819</text:p>
          </table:table-cell>
          <table:table-cell table:formula="of:=[.D7]/[.$J7]" office:value-type="float" office:value="0.172731920860029" calcext:value-type="float">
            <text:p>0.1727319209</text:p>
          </table:table-cell>
          <table:table-cell table:formula="of:=[.E7]/[.$J7]" office:value-type="float" office:value="0.197772178721184" calcext:value-type="float">
            <text:p>0.1977721787</text:p>
          </table:table-cell>
          <table:table-cell table:formula="of:=[.F7]/[.$J7]" office:value-type="float" office:value="0.231380574494833" calcext:value-type="float">
            <text:p>0.2313805745</text:p>
          </table:table-cell>
          <table:table-cell table:formula="of:=[.G7]/[.$J7]" office:value-type="float" office:value="0.300071950219936" calcext:value-type="float">
            <text:p>0.3000719502</text:p>
          </table:table-cell>
          <table:table-cell table:formula="of:=[.H7]/[.$J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 6</text:p>
          </table:table-cell>
          <table:table-cell table:formula="of:=[.B8]/[.$J8]" office:value-type="float" office:value="0.0274875804852114" calcext:value-type="float">
            <text:p>0.0274875805</text:p>
          </table:table-cell>
          <table:table-cell table:formula="of:=[.C8]/[.$J8]" office:value-type="float" office:value="0.0441938640417358" calcext:value-type="float">
            <text:p>0.044193864</text:p>
          </table:table-cell>
          <table:table-cell table:formula="of:=[.D8]/[.$J8]" office:value-type="float" office:value="0.141043780270145" calcext:value-type="float">
            <text:p>0.1410437803</text:p>
          </table:table-cell>
          <table:table-cell table:formula="of:=[.E8]/[.$J8]" office:value-type="float" office:value="0.171446258236419" calcext:value-type="float">
            <text:p>0.1714462582</text:p>
          </table:table-cell>
          <table:table-cell table:formula="of:=[.F8]/[.$J8]" office:value-type="float" office:value="0.176218709212711" calcext:value-type="float">
            <text:p>0.1762187092</text:p>
          </table:table-cell>
          <table:table-cell table:formula="of:=[.G8]/[.$J8]" office:value-type="float" office:value="0.191539449561139" calcext:value-type="float">
            <text:p>0.1915394496</text:p>
          </table:table-cell>
          <table:table-cell table:formula="of:=[.H8]/[.$J8]" office:value-type="float" office:value="0.248070358192639" calcext:value-type="float">
            <text:p>0.24807035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4T12:40:12.632837000</dc:date>
    <meta:editing-duration>PT10M33S</meta:editing-duration>
    <meta:editing-cycles>1</meta:editing-cycles>
    <meta:document-statistic meta:table-count="1" meta:cell-count="112" meta:object-count="1"/>
    <meta:generator>LibreOffice/4.4.0.3$MacOSX_X86_64 LibreOffice_project/de093506bcdc5fafd9023ee680b8c60e3e0645d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bar" chart:style-name="ch1">
        <chart:title svg:x="3.127cm" svg:y="0.316cm" chart:style-name="ch2">
          <text:p>Probability of an edge in a path being of a layer</text:p>
        </chart:title>
        <chart:legend chart:legend-position="end" svg:x="13.682cm" svg:y="2.795cm" style:legend-expansion="high" chart:style-name="ch3"/>
        <chart:plot-area chart:style-name="ch4" table:cell-range-address="pathCountRouting.A12:pathCountRouting.H19" chart:data-source-has-labels="both" svg:x="1.287cm" svg:y="1.261cm" svg:width="12.076cm" svg:height="7.567cm">
          <chartooo:coordinate-region svg:x="2.027cm" svg:y="1.449cm" svg:width="11.336cm" svg:height="6.756cm"/>
          <chart:axis chart:dimension="x" chart:name="primary-x" chart:style-name="ch5" chartooo:axis-type="auto">
            <chartooo:date-scale/>
            <chart:categories table:cell-range-address="pathCountRouting.B12:pathCountRouting.H12"/>
          </chart:axis>
          <chart:axis chart:dimension="y" chart:name="primary-y" chart:style-name="ch6">
            <chart:title svg:x="0.451cm" svg:y="5.835cm" chart:style-name="ch7">
              <text:p>Probability</text:p>
            </chart:title>
            <chart:grid chart:style-name="ch8" chart:class="major"/>
          </chart:axis>
          <chart:series chart:style-name="ch9" chart:values-cell-range-address="pathCountRouting.B13:pathCountRouting.H13" chart:label-cell-address="pathCountRouting.A13:pathCountRouting.A13" chart:class="chart:bar">
            <chart:data-point chart:repeated="7"/>
          </chart:series>
          <chart:series chart:style-name="ch10" chart:values-cell-range-address="pathCountRouting.B14:pathCountRouting.H14" chart:label-cell-address="pathCountRouting.A14:pathCountRouting.A14" chart:class="chart:bar">
            <chart:data-point chart:repeated="7"/>
          </chart:series>
          <chart:series chart:style-name="ch11" chart:values-cell-range-address="pathCountRouting.B15:pathCountRouting.H15" chart:label-cell-address="pathCountRouting.A15:pathCountRouting.A15" chart:class="chart:bar">
            <chart:data-point chart:repeated="7"/>
          </chart:series>
          <chart:series chart:style-name="ch12" chart:values-cell-range-address="pathCountRouting.B16:pathCountRouting.H16" chart:label-cell-address="pathCountRouting.A16:pathCountRouting.A16" chart:class="chart:bar">
            <chart:data-point chart:repeated="7"/>
          </chart:series>
          <chart:series chart:style-name="ch13" chart:values-cell-range-address="pathCountRouting.B17:pathCountRouting.H17" chart:label-cell-address="pathCountRouting.A17:pathCountRouting.A17" chart:class="chart:bar">
            <chart:data-point chart:repeated="7"/>
          </chart:series>
          <chart:series chart:style-name="ch14" chart:values-cell-range-address="pathCountRouting.B18:pathCountRouting.H18" chart:label-cell-address="pathCountRouting.A18:pathCountRouting.A18" chart:class="chart:bar">
            <chart:data-point chart:repeated="7"/>
          </chart:series>
          <chart:series chart:style-name="ch15" chart:values-cell-range-address="pathCountRouting.B19:pathCountRouting.H19" chart:label-cell-address="pathCountRouting.A19:pathCountRouting.A19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yer 0</text:p>
                <draw:g>
                  <svg:desc>pathCountRouting.B12:pathCountRouting.H12</svg:desc>
                </draw:g>
              </table:table-cell>
              <table:table-cell office:value-type="string">
                <text:p>Layer 1</text:p>
              </table:table-cell>
              <table:table-cell office:value-type="string">
                <text:p>Layer 2</text:p>
              </table:table-cell>
              <table:table-cell office:value-type="string">
                <text:p>Layer 3</text:p>
              </table:table-cell>
              <table:table-cell office:value-type="string">
                <text:p>Layer 4</text:p>
              </table:table-cell>
              <table:table-cell office:value-type="string">
                <text:p>Layer 5</text:p>
              </table:table-cell>
              <table:table-cell office:value-type="string">
                <text:p>Layer 6</text:p>
              </table:table-cell>
            </table:table-row>
          </table:table-header-rows>
          <table:table-rows>
            <table:table-row>
              <table:table-cell office:value-type="string">
                <text:p>Iteration 0</text:p>
                <draw:g>
                  <svg:desc>pathCountRouting.A13:pathCountRouting.A13</svg:desc>
                </draw:g>
              </table:table-cell>
              <table:table-cell office:value-type="float" office:value="1">
                <text:p>1</text:p>
                <draw:g>
                  <svg:desc>pathCountRouting.B13:pathCountRouting.H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1</text:p>
                <draw:g>
                  <svg:desc>pathCountRouting.A14:pathCountRouting.A14</svg:desc>
                </draw:g>
              </table:table-cell>
              <table:table-cell office:value-type="float" office:value="0.333333333333333">
                <text:p>0.333333333333333</text:p>
                <draw:g>
                  <svg:desc>pathCountRouting.B14:pathCountRouting.H1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2</text:p>
                <draw:g>
                  <svg:desc>pathCountRouting.A15:pathCountRouting.A15</svg:desc>
                </draw:g>
              </table:table-cell>
              <table:table-cell office:value-type="float" office:value="0.171875">
                <text:p>0.171875</text:p>
                <draw:g>
                  <svg:desc>pathCountRouting.B15:pathCountRouting.H15</svg:desc>
                </draw:g>
              </table:table-cell>
              <table:table-cell office:value-type="float" office:value="0.234375">
                <text:p>0.234375</text:p>
              </table:table-cell>
              <table:table-cell office:value-type="float" office:value="0.59375">
                <text:p>0.5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3</text:p>
                <draw:g>
                  <svg:desc>pathCountRouting.A16:pathCountRouting.A16</svg:desc>
                </draw:g>
              </table:table-cell>
              <table:table-cell office:value-type="float" office:value="0.0889877641824249">
                <text:p>0.0889877641824249</text:p>
                <draw:g>
                  <svg:desc>pathCountRouting.B16:pathCountRouting.H16</svg:desc>
                </draw:g>
              </table:table-cell>
              <table:table-cell office:value-type="float" office:value="0.136077122728958">
                <text:p>0.136077122728958</text:p>
              </table:table-cell>
              <table:table-cell office:value-type="float" office:value="0.303299962921765">
                <text:p>0.303299962921765</text:p>
              </table:table-cell>
              <table:table-cell office:value-type="float" office:value="0.471635150166852">
                <text:p>0.471635150166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4</text:p>
                <draw:g>
                  <svg:desc>pathCountRouting.A17:pathCountRouting.A17</svg:desc>
                </draw:g>
              </table:table-cell>
              <table:table-cell office:value-type="float" office:value="0.051853897673134">
                <text:p>0.051853897673134</text:p>
                <draw:g>
                  <svg:desc>pathCountRouting.B17:pathCountRouting.H17</svg:desc>
                </draw:g>
              </table:table-cell>
              <table:table-cell office:value-type="float" office:value="0.111809247623651">
                <text:p>0.111809247623651</text:p>
              </table:table-cell>
              <table:table-cell office:value-type="float" office:value="0.178370043038965">
                <text:p>0.178370043038965</text:p>
              </table:table-cell>
              <table:table-cell office:value-type="float" office:value="0.284563511243067">
                <text:p>0.284563511243067</text:p>
              </table:table-cell>
              <table:table-cell office:value-type="float" office:value="0.373403300421183">
                <text:p>0.373403300421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5</text:p>
                <draw:g>
                  <svg:desc>pathCountRouting.A18:pathCountRouting.A18</svg:desc>
                </draw:g>
              </table:table-cell>
              <table:table-cell office:value-type="float" office:value="0.0364336937872435">
                <text:p>0.0364336937872435</text:p>
                <draw:g>
                  <svg:desc>pathCountRouting.B18:pathCountRouting.H18</svg:desc>
                </draw:g>
              </table:table-cell>
              <table:table-cell office:value-type="float" office:value="0.0616096819167749">
                <text:p>0.0616096819167749</text:p>
              </table:table-cell>
              <table:table-cell office:value-type="float" office:value="0.172731920860029">
                <text:p>0.172731920860029</text:p>
              </table:table-cell>
              <table:table-cell office:value-type="float" office:value="0.197772178721184">
                <text:p>0.197772178721184</text:p>
              </table:table-cell>
              <table:table-cell office:value-type="float" office:value="0.231380574494833">
                <text:p>0.231380574494833</text:p>
              </table:table-cell>
              <table:table-cell office:value-type="float" office:value="0.300071950219936">
                <text:p>0.30007195021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teration 6</text:p>
                <draw:g>
                  <svg:desc>pathCountRouting.A19:pathCountRouting.A19</svg:desc>
                </draw:g>
              </table:table-cell>
              <table:table-cell office:value-type="float" office:value="0.0274875804852114">
                <text:p>0.0274875804852114</text:p>
                <draw:g>
                  <svg:desc>pathCountRouting.B19:pathCountRouting.H19</svg:desc>
                </draw:g>
              </table:table-cell>
              <table:table-cell office:value-type="float" office:value="0.0441938640417358">
                <text:p>0.0441938640417358</text:p>
              </table:table-cell>
              <table:table-cell office:value-type="float" office:value="0.141043780270145">
                <text:p>0.141043780270145</text:p>
              </table:table-cell>
              <table:table-cell office:value-type="float" office:value="0.171446258236419">
                <text:p>0.171446258236419</text:p>
              </table:table-cell>
              <table:table-cell office:value-type="float" office:value="0.176218709212711">
                <text:p>0.176218709212711</text:p>
              </table:table-cell>
              <table:table-cell office:value-type="float" office:value="0.191539449561139">
                <text:p>0.191539449561139</text:p>
              </table:table-cell>
              <table:table-cell office:value-type="float" office:value="0.248070358192639">
                <text:p>0.248070358192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